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e35c9" officeooo:paragraph-rsid="000e35c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style="italic" fo:font-weight="normal" officeooo:rsid="000e35c9" officeooo:paragraph-rsid="000e35c9" style:font-size-asian="12pt" style:font-style-asian="italic" style:font-weight-asian="normal" style:font-size-complex="12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cedia-core documentation</text:p>
      <text:p text:style-name="P2"/>
      <text:p text:style-name="P2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4T20:56:15.923466536</meta:creation-date>
    <dc:date>2022-09-14T20:57:37.800049335</dc:date>
    <meta:editing-duration>PT1M23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2" meta:word-count="3" meta:character-count="31" meta:non-whitespace-character-count="30"/>
  </office:meta>
</office:document-meta>
</file>